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stedRuntimeException.printStackTrace( PrintStream 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stedRuntimeException.ge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stedRuntimeException.getUnderlying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RuntimeException.NestedRuntimeException( String msg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stedRuntimeException.NestedRuntim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RuntimeException.printStackTrace( PrintWriter p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